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2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86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512cm" fo:min-width="2.714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512cm" fo:min-width="2.7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.512cm" fo:min-width="2.71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-color="#729fcf"/>
      <style:paragraph-properties fo:text-align="center"/>
      <style:text-properties style:font-name="Courier New"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letter-kerning="true" style:font-name-asian="AR PL SungtiL GB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31cm" svg:height="1.029cm" svg:x="5.103cm" svg:y="1.325cm">
          <draw:text-box>
            <text:p text:style-name="P1"><text:span text:style-name="T1">Variable names</text:span></text:p>
            <text:p text:style-name="P1"><text:span text:style-name="T1">&amp; atomic data</text:span></text:p>
          </draw:text-box>
        </draw:frame>
        <draw:frame draw:style-name="gr2" draw:text-style-name="P2" draw:layer="layout" svg:width="3.122cm" svg:height="0.64cm" svg:x="10.304cm" svg:y="1.526cm">
          <draw:text-box>
            <text:p text:style-name="P1"><text:span text:style-name="T1">Aggregate data</text:span></text:p>
          </draw:text-box>
        </draw:frame>
        <draw:line draw:style-name="gr3" draw:text-style-name="P3" draw:layer="layout" svg:x1="8.867cm" svg:y1="1.325cm" svg:x2="8.874cm" svg:y2="7.35cm">
          <text:p/>
        </draw:line>
        <draw:line draw:style-name="gr3" draw:text-style-name="P3" draw:layer="layout" svg:x1="4.449cm" svg:y1="2.468cm" svg:x2="14.769cm" svg:y2="2.466cm">
          <text:p/>
        </draw:line>
        <draw:frame draw:style-name="gr4" draw:text-style-name="P4" draw:layer="layout" svg:width="0.735cm" svg:height="0.696cm" svg:x="4.683cm" svg:y="2.994cm">
          <draw:text-box>
            <text:p><text:span text:style-name="T2">v</text:span></text:p>
          </draw:text-box>
        </draw:frame>
        <draw:frame draw:style-name="gr5" draw:text-style-name="P4" xml:id="id1" draw:id="id1" draw:layer="layout" svg:width="2.365cm" svg:height="0.696cm" svg:x="3.073cm" svg:y="4.884cm">
          <draw:text-box>
            <text:p><text:span text:style-name="T2">villains</text:span></text:p>
          </draw:text-box>
        </draw:frame>
        <draw:connector draw:style-name="gr6" draw:text-style-name="P3" draw:layer="layout" draw:type="curve" svg:x1="5.438cm" svg:y1="5.232cm" svg:x2="13.769cm" svg:y2="3.406cm" draw:start-shape="id1" draw:start-glue-point="1" draw:end-shape="id2" draw:end-glue-point="0" svg:d="M5438 5232c5043 0 4202-1164 5024-1808s3307-769 3307-18" svg:viewBox="0 0 8332 2342">
          <text:p/>
        </draw:connector>
        <draw:custom-shape draw:style-name="gr7" draw:text-style-name="P5" xml:id="id2" draw:id="id2" draw:layer="layout" svg:width="3.214cm" svg:height="0.762cm" svg:x="12.162cm" svg:y="3.406cm">
          <text:p text:style-name="P1"><text:span text:style-name="T3">"Jafar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214cm" svg:height="0.762cm" svg:x="12.162cm" svg:y="4.161cm">
          <text:p text:style-name="P1"><text:span text:style-name="T3">"Ursula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.213cm" svg:height="0.762cm" svg:x="12.165cm" svg:y="4.916cm">
          <text:p text:style-name="P1"><text:span text:style-name="T4">"Scar</text:span><text:span text:style-name="T3">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1.272cm" svg:height="0.725cm" svg:x="11.553cm" svg:y="3.375cm">
          <draw:text-box>
            <text:p><text:span text:style-name="T5">0</text:span></text:p>
          </draw:text-box>
        </draw:frame>
        <draw:frame draw:style-name="gr9" draw:text-style-name="P6" draw:layer="layout" svg:width="1.271cm" svg:height="0.725cm" svg:x="11.551cm" svg:y="4.181cm">
          <draw:text-box>
            <text:p><text:span text:style-name="T5">1</text:span></text:p>
          </draw:text-box>
        </draw:frame>
        <draw:frame draw:style-name="gr9" draw:text-style-name="P6" draw:layer="layout" svg:width="1.271cm" svg:height="0.725cm" svg:x="11.541cm" svg:y="4.972cm">
          <draw:text-box>
            <text:p><text:span text:style-name="T5">2</text:span></text:p>
          </draw:text-box>
        </draw:frame>
        <draw:custom-shape draw:style-name="gr10" draw:text-style-name="P5" draw:layer="layout" svg:width="3.211cm" svg:height="0.762cm" svg:x="12.165cm" svg:y="5.676cm">
          <text:p text:style-name="P1"><text:span text:style-name="T3">"Gaston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0.641cm" svg:height="0.725cm" svg:x="11.547cm" svg:y="5.738cm">
          <draw:text-box>
            <text:p><text:span text:style-name="T5">3</text:span></text:p>
          </draw:text-box>
        </draw:frame>
        <draw:custom-shape draw:style-name="gr7" draw:text-style-name="P5" draw:layer="layout" svg:width="3.214cm" svg:height="0.762cm" svg:x="5.406cm" svg:y="2.994cm">
          <text:p text:style-name="P1"><text:span text:style-name="T3">"Ursula"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20-09-26T14:42:40.394801953</dc:date>
    <meta:editing-duration>PT1H52M4S</meta:editing-duration>
    <meta:editing-cycles>18</meta:editing-cycles>
    <meta:generator>LibreOffice/6.0.7.3$Linux_X86_64 LibreOffice_project/00m0$Build-3</meta:generator>
    <meta:document-statistic meta:object-count="16"/>
  </office:meta>
</office:document-meta>
</file>